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ebf2" officeooo:paragraph-rsid="001cebf2"/>
    </style:style>
    <style:style style:name="P2" style:family="paragraph" style:parent-style-name="Standard">
      <style:text-properties style:font-name="Calibri" fo:font-size="12pt" officeooo:rsid="001d4546" officeooo:paragraph-rsid="001fa243" style:font-size-asian="12pt" style:font-size-complex="12pt"/>
    </style:style>
    <style:style style:name="P3" style:family="paragraph" style:parent-style-name="Standard">
      <style:text-properties style:font-name="Calibri" fo:font-size="12pt" officeooo:rsid="001b470a" officeooo:paragraph-rsid="001fa243" style:font-size-asian="12pt" style:font-size-complex="12pt"/>
    </style:style>
    <style:style style:name="P4" style:family="paragraph" style:parent-style-name="Standard">
      <style:text-properties style:font-name="Calibri" fo:font-size="12pt" officeooo:rsid="000f3dcf" officeooo:paragraph-rsid="001fa243" style:font-size-asian="12pt" style:font-size-complex="12pt"/>
    </style:style>
    <style:style style:name="P5" style:family="paragraph" style:parent-style-name="Standard">
      <style:text-properties officeooo:rsid="00196786" officeooo:paragraph-rsid="001fa243"/>
    </style:style>
    <style:style style:name="P6" style:family="paragraph" style:parent-style-name="Standard" style:master-page-name="">
      <loext:graphic-properties draw:fill="solid" draw:fill-color="#eeeeee" draw:opacity="100%"/>
      <style:paragraph-properties fo:margin-left="0in" fo:margin-right="0in" fo:text-indent="0.1in" style:auto-text-indent="false" style:page-number="auto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1fa243" fo:background-color="transparent" style:font-size-asian="12pt" style:font-size-complex="12pt"/>
    </style:style>
    <style:style style:name="P7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1cebf2" fo:background-color="transparent" style:font-size-asian="11pt" style:font-size-complex="11pt"/>
    </style:style>
    <style:style style:name="P8" style:family="paragraph" style:parent-style-name="Standard" style:master-page-name="">
      <loext:graphic-properties draw:fill="solid" draw:fill-color="#eeeeee" draw:opacity="100%"/>
      <style:paragraph-properties fo:margin-left="0in" fo:margin-right="0in" fo:line-height="115%" fo:text-indent="0.1in" style:auto-text-indent="false" style:page-number="auto" fo:background-color="#eeeeee"/>
      <style:text-properties fo:color="#000000" loext:opacity="100%" style:font-name="Calibri" fo:font-size="11pt" officeooo:rsid="001cebf2" officeooo:paragraph-rsid="001fa243" fo:background-color="transparent" style:font-size-asian="11pt" style:font-size-complex="11pt"/>
    </style:style>
    <style:style style:name="P9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background-color="transparent" style:font-size-asian="11pt" style:font-size-complex="11pt"/>
    </style:style>
    <style:style style:name="P10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officeooo:paragraph-rsid="001fa243" fo:background-color="transparent" style:font-size-asian="11pt" style:font-size-complex="11pt"/>
    </style:style>
    <style:style style:name="P11" style:family="paragraph" style:parent-style-name="Standard">
      <style:text-properties officeooo:rsid="001fa243" officeooo:paragraph-rsid="001fa243"/>
    </style:style>
    <style:style style:name="P12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fo:background-color="transparent" style:font-size-asian="11pt" style:font-size-complex="11pt"/>
    </style:style>
    <style:style style:name="P13" style:family="paragraph" style:parent-style-name="Standard">
      <loext:graphic-properties draw:fill="solid" draw:fill-color="#eeeeee" draw:opacity="100%"/>
      <style:paragraph-properties fo:margin-left="0in" fo:margin-right="0in" fo:line-height="115%" fo:text-indent="0.1in" style:auto-text-indent="false" fo:background-color="#eeeeee"/>
      <style:text-properties fo:color="#000000" loext:opacity="100%" style:font-name="Calibri" fo:font-size="11pt" officeooo:paragraph-rsid="001fa243" fo:background-color="transparent" style:font-size-asian="11pt" style:font-size-complex="11pt"/>
    </style:style>
    <style:style style:name="P14" style:family="paragraph" style:parent-style-name="Standard">
      <loext:graphic-properties draw:fill="solid" draw:fill-color="#eeeeee" draw:opacity="100%"/>
      <style:paragraph-properties fo:margin-left="0in" fo:margin-right="0in" fo:text-indent="0.1in" style:auto-text-indent="false" fo:background-color="#eeeeee"/>
      <style:text-properties fo:font-variant="normal" fo:text-transform="none" fo:color="#212121" loext:opacity="100%" style:font-name="Calibri" fo:font-size="12pt" fo:letter-spacing="normal" fo:font-style="normal" fo:font-weight="normal" officeooo:rsid="00019ce5" officeooo:paragraph-rsid="00246a08" fo:background-color="transparent" style:font-size-asian="12pt" style:font-size-complex="12pt"/>
    </style:style>
    <style:style style:name="P15" style:family="paragraph" style:parent-style-name="Standard" style:master-page-name="">
      <style:paragraph-properties style:page-number="auto"/>
      <style:text-properties officeooo:rsid="00196786" officeooo:paragraph-rsid="00246a08"/>
    </style:style>
    <style:style style:name="P16" style:family="paragraph" style:parent-style-name="Standard">
      <style:text-properties style:font-name="Calibri" fo:font-size="12pt" officeooo:rsid="001b470a" officeooo:paragraph-rsid="00246a08" style:font-size-asian="12pt" style:font-size-complex="12pt"/>
    </style:style>
    <style:style style:name="P17" style:family="paragraph" style:parent-style-name="Standard">
      <style:text-properties style:font-name="Calibri" fo:font-size="12pt" officeooo:rsid="000f3dcf" officeooo:paragraph-rsid="00246a0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db4" style:font-weight-asian="bold" style:font-weight-complex="bold"/>
    </style:style>
    <style:style style:name="T3" style:family="text">
      <style:text-properties fo:font-weight="bold" officeooo:rsid="001b470a" style:font-weight-asian="bold" style:font-weight-complex="bold"/>
    </style:style>
    <style:style style:name="T4" style:family="text">
      <style:text-properties fo:font-weight="bold" officeooo:rsid="001fa243" style:font-weight-asian="bold" style:font-weight-complex="bold"/>
    </style:style>
    <style:style style:name="T5" style:family="text">
      <style:text-properties fo:font-weight="bold" officeooo:rsid="00246a08" style:font-weight-asian="bold" style:font-weight-complex="bold"/>
    </style:style>
    <style:style style:name="T6" style:family="text">
      <style:text-properties officeooo:rsid="001fa243"/>
    </style:style>
    <style:style style:name="T7" style:family="text">
      <style:text-properties fo:color="#a31515" loext:opacity="100%"/>
    </style:style>
    <style:style style:name="T8" style:family="text">
      <style:text-properties fo:color="#0451a5" loext:opacity="100%"/>
    </style:style>
    <style:style style:name="T9" style:family="text">
      <style:text-properties fo:color="#0451a5" loext:opacity="100%" officeooo:rsid="001fa243"/>
    </style:style>
    <style:style style:name="T10" style:family="text">
      <style:text-properties fo:color="#0451a5" loext:opacity="100%" officeooo:rsid="00201c93"/>
    </style:style>
    <style:style style:name="T11" style:family="text">
      <style:text-properties officeooo:rsid="00246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dmin Settings API</text:p>
      <text:p text:style-name="P5">i)</text:p>
      <text:p text:style-name="P3"><text:span text:style-name="T2">C</text:span><text:span text:style-name="T1">reate new </text:span><text:span text:style-name="T4">branch</text:span></text:p>
      <text:p text:style-name="P4">Method: <text:span text:style-name="T3">POST</text:span></text:p>
      <text:p text:style-name="P6">http://100059.pythonanywhere.com/api/<text:span text:style-name="T6">create-branch</text:span>/</text:p>
      <text:p text:style-name="P2"/>
      <text:p text:style-name="P2">Required field</text:p>
      <text:p text:style-name="P7">{</text:p>
      <text:p text:style-name="P9"><text:span text:style-name="T7"><text:tab/>"branch_name"</text:span>: <text:span text:style-name="T8">" "</text:span>,</text:p>
      <text:p text:style-name="P9"><text:span text:style-name="T7"><text:tab/>"branch_id"</text:span>: <text:span text:style-name="T8">" "</text:span>,</text:p>
      <text:p text:style-name="P9"><text:span text:style-name="T7"><text:tab/>"country"</text:span>: <text:s/><text:span text:style-name="T8">" "</text:span>,</text:p>
      <text:p text:style-name="P9"><text:span text:style-name="T7"><text:tab/>"city"</text:span>: <text:s/><text:span text:style-name="T8">""</text:span>,</text:p>
      <text:p text:style-name="P9"><text:span text:style-name="T7"><text:tab/>"location"</text:span>: <text:s/><text:span text:style-name="T8">""</text:span>,</text:p>
      <text:p text:style-name="P9"><text:span text:style-name="T7"><text:tab/>"currency"</text:span>: <text:span text:style-name="T8">" "</text:span>,</text:p>
      <text:p text:style-name="P10"><text:span text:style-name="T7"><text:tab/>"q_type"</text:span>: <text:span text:style-name="T8">" " </text:span><text:span text:style-name="T9"># <text:s/>Common Q or Counter Q</text:span></text:p>
      <text:p text:style-name="P9">}</text:p>
      <text:p text:style-name="P11">Ex:</text:p>
      <text:p text:style-name="P8">{</text:p>
      <text:p text:style-name="P10"><text:span text:style-name="T7"><text:tab/>"branch_name"</text:span>: <text:span text:style-name="T8">"Dhaka </text:span><text:span text:style-name="T10">branch</text:span><text:span text:style-name="T8">"</text:span>,</text:p>
      <text:p text:style-name="P10"><text:span text:style-name="T7"><text:tab/>"branch_id"</text:span>: <text:span text:style-name="T8">"br001"</text:span>,</text:p>
      <text:p text:style-name="P10"><text:span text:style-name="T7"><text:tab/>"country"</text:span>: <text:span text:style-name="T8">"Bangladesh"</text:span>,</text:p>
      <text:p text:style-name="P10"><text:span text:style-name="T7"><text:tab/>"city"</text:span>: <text:span text:style-name="T8">"Dhaka"</text:span>,</text:p>
      <text:p text:style-name="P10"><text:span text:style-name="T7"><text:tab/>"location"</text:span>: <text:span text:style-name="T8">"</text:span><text:span text:style-name="T10">Mirpur, </text:span><text:span text:style-name="T8">Dhaka"</text:span>,</text:p>
      <text:p text:style-name="P10"><text:span text:style-name="T7"><text:tab/>"currency"</text:span>: <text:span text:style-name="T8">"USD"</text:span>,</text:p>
      <text:p text:style-name="P10"><text:span text:style-name="T7"><text:tab/>"q_type"</text:span>: <text:span text:style-name="T8">"Common Q"</text:span></text:p>
      <text:p text:style-name="P10">}</text:p>
      <text:p text:style-name="P1"/>
      <text:p text:style-name="P1"/>
      <text:p text:style-name="P15">i<text:span text:style-name="T11">i</text:span>)</text:p>
      <text:p text:style-name="P16"><text:span text:style-name="T5">Get all</text:span><text:span text:style-name="T1"> </text:span><text:span text:style-name="T4">branch </text:span><text:span text:style-name="T5">list</text:span></text:p>
      <text:p text:style-name="P17">Method: <text:span text:style-name="T5">GET</text:span></text:p>
      <text:p text:style-name="P14">http://100059.pythonanywhere.com/api/<text:span text:style-name="T6">branch</text:span>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3:54:28.606175136</meta:creation-date>
    <dc:date>2023-10-31T14:22:00.863421021</dc:date>
    <meta:editing-duration>PT4M52S</meta:editing-duration>
    <meta:editing-cycles>6</meta:editing-cycles>
    <meta:generator>LibreOffice/7.5.7.1$Linux_X86_64 LibreOffice_project/50$Build-1</meta:generator>
    <meta:document-statistic meta:table-count="0" meta:image-count="0" meta:object-count="0" meta:page-count="1" meta:paragraph-count="29" meta:word-count="67" meta:character-count="503" meta:non-whitespace-character-count="447"/>
  </office:meta>
</office:document-meta>
</file>